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69.7mm" svg:height="161.76mm" svg:x="9761.78mm" svg:y="38.25mm">
            <loext:p draw:notify-on-update-of-ranges="merge_obj.A3:merge_obj.TT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533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53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33"/>
        </table:table-row>
        <table:table-row table:style-name="ro1">
          <table:table-cell office:value-type="float" office:value="43887000" calcext:value-type="float">
            <text:p>43887000</text:p>
          </table:table-cell>
          <table:table-cell office:value-type="float" office:value="43883600" calcext:value-type="float">
            <text:p>43883600</text:p>
          </table:table-cell>
          <table:table-cell office:value-type="float" office:value="43865100" calcext:value-type="float">
            <text:p>43865100</text:p>
          </table:table-cell>
          <table:table-cell office:value-type="float" office:value="43865600" calcext:value-type="float">
            <text:p>43865600</text:p>
          </table:table-cell>
          <table:table-cell office:value-type="float" office:value="43873900" calcext:value-type="float">
            <text:p>43873900</text:p>
          </table:table-cell>
          <table:table-cell office:value-type="float" office:value="43871100" calcext:value-type="float">
            <text:p>43871100</text:p>
          </table:table-cell>
          <table:table-cell office:value-type="float" office:value="43877900" calcext:value-type="float">
            <text:p>43877900</text:p>
          </table:table-cell>
          <table:table-cell office:value-type="float" office:value="43868400" calcext:value-type="float">
            <text:p>43868400</text:p>
          </table:table-cell>
          <table:table-cell office:value-type="float" office:value="43879700" calcext:value-type="float">
            <text:p>43879700</text:p>
          </table:table-cell>
          <table:table-cell office:value-type="float" office:value="43872200" calcext:value-type="float">
            <text:p>43872200</text:p>
          </table:table-cell>
          <table:table-cell office:value-type="float" office:value="43875000" calcext:value-type="float">
            <text:p>43875000</text:p>
          </table:table-cell>
          <table:table-cell office:value-type="float" office:value="43832200" calcext:value-type="float">
            <text:p>43832200</text:p>
          </table:table-cell>
          <table:table-cell office:value-type="float" office:value="43885000" calcext:value-type="float">
            <text:p>43885000</text:p>
          </table:table-cell>
          <table:table-cell office:value-type="float" office:value="43894700" calcext:value-type="float">
            <text:p>43894700</text:p>
          </table:table-cell>
          <table:table-cell office:value-type="float" office:value="43866400" calcext:value-type="float">
            <text:p>43866400</text:p>
          </table:table-cell>
          <table:table-cell office:value-type="float" office:value="43879800" calcext:value-type="float">
            <text:p>43879800</text:p>
          </table:table-cell>
          <table:table-cell office:value-type="float" office:value="43880500" calcext:value-type="float">
            <text:p>43880500</text:p>
          </table:table-cell>
          <table:table-cell office:value-type="float" office:value="43897500" calcext:value-type="float">
            <text:p>43897500</text:p>
          </table:table-cell>
          <table:table-cell office:value-type="float" office:value="43886300" calcext:value-type="float">
            <text:p>43886300</text:p>
          </table:table-cell>
          <table:table-cell office:value-type="float" office:value="43874800" calcext:value-type="float">
            <text:p>43874800</text:p>
          </table:table-cell>
          <table:table-cell office:value-type="float" office:value="45066300" calcext:value-type="float">
            <text:p>45066300</text:p>
          </table:table-cell>
          <table:table-cell office:value-type="float" office:value="45041600" calcext:value-type="float">
            <text:p>45041600</text:p>
          </table:table-cell>
          <table:table-cell office:value-type="float" office:value="45056500" calcext:value-type="float">
            <text:p>45056500</text:p>
          </table:table-cell>
          <table:table-cell office:value-type="float" office:value="45069000" calcext:value-type="float">
            <text:p>45069000</text:p>
          </table:table-cell>
          <table:table-cell office:value-type="float" office:value="45058600" calcext:value-type="float">
            <text:p>45058600</text:p>
          </table:table-cell>
          <table:table-cell office:value-type="float" office:value="45053000" calcext:value-type="float">
            <text:p>45053000</text:p>
          </table:table-cell>
          <table:table-cell office:value-type="float" office:value="45053400" calcext:value-type="float">
            <text:p>45053400</text:p>
          </table:table-cell>
          <table:table-cell office:value-type="float" office:value="45054800" calcext:value-type="float">
            <text:p>45054800</text:p>
          </table:table-cell>
          <table:table-cell office:value-type="float" office:value="45062500" calcext:value-type="float">
            <text:p>45062500</text:p>
          </table:table-cell>
          <table:table-cell office:value-type="float" office:value="45069400" calcext:value-type="float">
            <text:p>45069400</text:p>
          </table:table-cell>
          <table:table-cell office:value-type="float" office:value="45054700" calcext:value-type="float">
            <text:p>45054700</text:p>
          </table:table-cell>
          <table:table-cell office:value-type="float" office:value="45045900" calcext:value-type="float">
            <text:p>45045900</text:p>
          </table:table-cell>
          <table:table-cell office:value-type="float" office:value="45050800" calcext:value-type="float">
            <text:p>45050800</text:p>
          </table:table-cell>
          <table:table-cell office:value-type="float" office:value="45048400" calcext:value-type="float">
            <text:p>45048400</text:p>
          </table:table-cell>
          <table:table-cell office:value-type="float" office:value="45051700" calcext:value-type="float">
            <text:p>45051700</text:p>
          </table:table-cell>
          <table:table-cell office:value-type="float" office:value="45048900" calcext:value-type="float">
            <text:p>45048900</text:p>
          </table:table-cell>
          <table:table-cell office:value-type="float" office:value="45056500" calcext:value-type="float">
            <text:p>45056500</text:p>
          </table:table-cell>
          <table:table-cell office:value-type="float" office:value="45066600" calcext:value-type="float">
            <text:p>45066600</text:p>
          </table:table-cell>
          <table:table-cell office:value-type="float" office:value="45053100" calcext:value-type="float">
            <text:p>45053100</text:p>
          </table:table-cell>
          <table:table-cell office:value-type="float" office:value="45050300" calcext:value-type="float">
            <text:p>45050300</text:p>
          </table:table-cell>
          <table:table-cell office:value-type="float" office:value="45058200" calcext:value-type="float">
            <text:p>45058200</text:p>
          </table:table-cell>
          <table:table-cell office:value-type="float" office:value="45049700" calcext:value-type="float">
            <text:p>45049700</text:p>
          </table:table-cell>
          <table:table-cell office:value-type="float" office:value="45046900" calcext:value-type="float">
            <text:p>45046900</text:p>
          </table:table-cell>
          <table:table-cell office:value-type="float" office:value="45069200" calcext:value-type="float">
            <text:p>45069200</text:p>
          </table:table-cell>
          <table:table-cell office:value-type="float" office:value="45067100" calcext:value-type="float">
            <text:p>45067100</text:p>
          </table:table-cell>
          <table:table-cell office:value-type="float" office:value="45068800" calcext:value-type="float">
            <text:p>45068800</text:p>
          </table:table-cell>
          <table:table-cell office:value-type="float" office:value="45068600" calcext:value-type="float">
            <text:p>45068600</text:p>
          </table:table-cell>
          <table:table-cell office:value-type="float" office:value="45045100" calcext:value-type="float">
            <text:p>45045100</text:p>
          </table:table-cell>
          <table:table-cell office:value-type="float" office:value="45052000" calcext:value-type="float">
            <text:p>45052000</text:p>
          </table:table-cell>
          <table:table-cell office:value-type="float" office:value="45049600" calcext:value-type="float">
            <text:p>45049600</text:p>
          </table:table-cell>
          <table:table-cell office:value-type="float" office:value="45638900" calcext:value-type="float">
            <text:p>45638900</text:p>
          </table:table-cell>
          <table:table-cell office:value-type="float" office:value="45646600" calcext:value-type="float">
            <text:p>45646600</text:p>
          </table:table-cell>
          <table:table-cell office:value-type="float" office:value="45647800" calcext:value-type="float">
            <text:p>45647800</text:p>
          </table:table-cell>
          <table:table-cell office:value-type="float" office:value="45633900" calcext:value-type="float">
            <text:p>45633900</text:p>
          </table:table-cell>
          <table:table-cell office:value-type="float" office:value="45639000" calcext:value-type="float">
            <text:p>45639000</text:p>
          </table:table-cell>
          <table:table-cell office:value-type="float" office:value="45637400" calcext:value-type="float">
            <text:p>45637400</text:p>
          </table:table-cell>
          <table:table-cell office:value-type="float" office:value="45645700" calcext:value-type="float">
            <text:p>45645700</text:p>
          </table:table-cell>
          <table:table-cell office:value-type="float" office:value="45644000" calcext:value-type="float">
            <text:p>45644000</text:p>
          </table:table-cell>
          <table:table-cell office:value-type="float" office:value="45637400" calcext:value-type="float">
            <text:p>45637400</text:p>
          </table:table-cell>
          <table:table-cell office:value-type="float" office:value="45638500" calcext:value-type="float">
            <text:p>45638500</text:p>
          </table:table-cell>
          <table:table-cell office:value-type="float" office:value="45635600" calcext:value-type="float">
            <text:p>45635600</text:p>
          </table:table-cell>
          <table:table-cell office:value-type="float" office:value="45634000" calcext:value-type="float">
            <text:p>45634000</text:p>
          </table:table-cell>
          <table:table-cell office:value-type="float" office:value="45644600" calcext:value-type="float">
            <text:p>45644600</text:p>
          </table:table-cell>
          <table:table-cell office:value-type="float" office:value="45644800" calcext:value-type="float">
            <text:p>45644800</text:p>
          </table:table-cell>
          <table:table-cell office:value-type="float" office:value="45642800" calcext:value-type="float">
            <text:p>45642800</text:p>
          </table:table-cell>
          <table:table-cell office:value-type="float" office:value="45643300" calcext:value-type="float">
            <text:p>45643300</text:p>
          </table:table-cell>
          <table:table-cell office:value-type="float" office:value="45636100" calcext:value-type="float">
            <text:p>45636100</text:p>
          </table:table-cell>
          <table:table-cell office:value-type="float" office:value="45640800" calcext:value-type="float">
            <text:p>45640800</text:p>
          </table:table-cell>
          <table:table-cell office:value-type="float" office:value="45644600" calcext:value-type="float">
            <text:p>45644600</text:p>
          </table:table-cell>
          <table:table-cell office:value-type="float" office:value="45641100" calcext:value-type="float">
            <text:p>45641100</text:p>
          </table:table-cell>
          <table:table-cell office:value-type="float" office:value="45638900" calcext:value-type="float">
            <text:p>45638900</text:p>
          </table:table-cell>
          <table:table-cell office:value-type="float" office:value="45640900" calcext:value-type="float">
            <text:p>45640900</text:p>
          </table:table-cell>
          <table:table-cell office:value-type="float" office:value="45643900" calcext:value-type="float">
            <text:p>45643900</text:p>
          </table:table-cell>
          <table:table-cell office:value-type="float" office:value="45642500" calcext:value-type="float">
            <text:p>45642500</text:p>
          </table:table-cell>
          <table:table-cell office:value-type="float" office:value="45633500" calcext:value-type="float">
            <text:p>45633500</text:p>
          </table:table-cell>
          <table:table-cell office:value-type="float" office:value="45636900" calcext:value-type="float">
            <text:p>45636900</text:p>
          </table:table-cell>
          <table:table-cell office:value-type="float" office:value="45646200" calcext:value-type="float">
            <text:p>45646200</text:p>
          </table:table-cell>
          <table:table-cell office:value-type="float" office:value="45637900" calcext:value-type="float">
            <text:p>45637900</text:p>
          </table:table-cell>
          <table:table-cell office:value-type="float" office:value="45644900" calcext:value-type="float">
            <text:p>45644900</text:p>
          </table:table-cell>
          <table:table-cell office:value-type="float" office:value="45636400" calcext:value-type="float">
            <text:p>45636400</text:p>
          </table:table-cell>
          <table:table-cell office:value-type="float" office:value="45638800" calcext:value-type="float">
            <text:p>45638800</text:p>
          </table:table-cell>
          <table:table-cell office:value-type="float" office:value="45634500" calcext:value-type="float">
            <text:p>45634500</text:p>
          </table:table-cell>
          <table:table-cell office:value-type="float" office:value="45634900" calcext:value-type="float">
            <text:p>45634900</text:p>
          </table:table-cell>
          <table:table-cell office:value-type="float" office:value="45638300" calcext:value-type="float">
            <text:p>45638300</text:p>
          </table:table-cell>
          <table:table-cell office:value-type="float" office:value="45640500" calcext:value-type="float">
            <text:p>45640500</text:p>
          </table:table-cell>
          <table:table-cell office:value-type="float" office:value="45638200" calcext:value-type="float">
            <text:p>45638200</text:p>
          </table:table-cell>
          <table:table-cell office:value-type="float" office:value="45645400" calcext:value-type="float">
            <text:p>45645400</text:p>
          </table:table-cell>
          <table:table-cell office:value-type="float" office:value="45641200" calcext:value-type="float">
            <text:p>45641200</text:p>
          </table:table-cell>
          <table:table-cell office:value-type="float" office:value="45635800" calcext:value-type="float">
            <text:p>45635800</text:p>
          </table:table-cell>
          <table:table-cell office:value-type="float" office:value="45648300" calcext:value-type="float">
            <text:p>45648300</text:p>
          </table:table-cell>
          <table:table-cell office:value-type="float" office:value="45895200" calcext:value-type="float">
            <text:p>45895200</text:p>
          </table:table-cell>
          <table:table-cell office:value-type="float" office:value="45895600" calcext:value-type="float">
            <text:p>45895600</text:p>
          </table:table-cell>
          <table:table-cell office:value-type="float" office:value="45890900" calcext:value-type="float">
            <text:p>45890900</text:p>
          </table:table-cell>
          <table:table-cell office:value-type="float" office:value="45896500" calcext:value-type="float">
            <text:p>45896500</text:p>
          </table:table-cell>
          <table:table-cell office:value-type="float" office:value="45895300" calcext:value-type="float">
            <text:p>45895300</text:p>
          </table:table-cell>
          <table:table-cell office:value-type="float" office:value="45891100" calcext:value-type="float">
            <text:p>45891100</text:p>
          </table:table-cell>
          <table:table-cell office:value-type="float" office:value="45904700" calcext:value-type="float">
            <text:p>45904700</text:p>
          </table:table-cell>
          <table:table-cell office:value-type="float" office:value="45895000" calcext:value-type="float">
            <text:p>45895000</text:p>
          </table:table-cell>
          <table:table-cell office:value-type="float" office:value="45889700" calcext:value-type="float">
            <text:p>45889700</text:p>
          </table:table-cell>
          <table:table-cell office:value-type="float" office:value="45891300" calcext:value-type="float">
            <text:p>45891300</text:p>
          </table:table-cell>
          <table:table-cell office:value-type="float" office:value="45890400" calcext:value-type="float">
            <text:p>45890400</text:p>
          </table:table-cell>
          <table:table-cell office:value-type="float" office:value="45894400" calcext:value-type="float">
            <text:p>45894400</text:p>
          </table:table-cell>
          <table:table-cell office:value-type="float" office:value="45891800" calcext:value-type="float">
            <text:p>45891800</text:p>
          </table:table-cell>
          <table:table-cell office:value-type="float" office:value="45889900" calcext:value-type="float">
            <text:p>45889900</text:p>
          </table:table-cell>
          <table:table-cell office:value-type="float" office:value="45899100" calcext:value-type="float">
            <text:p>45899100</text:p>
          </table:table-cell>
          <table:table-cell office:value-type="float" office:value="45897900" calcext:value-type="float">
            <text:p>45897900</text:p>
          </table:table-cell>
          <table:table-cell office:value-type="float" office:value="45886300" calcext:value-type="float">
            <text:p>45886300</text:p>
          </table:table-cell>
          <table:table-cell office:value-type="float" office:value="45891200" calcext:value-type="float">
            <text:p>45891200</text:p>
          </table:table-cell>
          <table:table-cell office:value-type="float" office:value="45898700" calcext:value-type="float">
            <text:p>45898700</text:p>
          </table:table-cell>
          <table:table-cell office:value-type="float" office:value="45898000" calcext:value-type="float">
            <text:p>45898000</text:p>
          </table:table-cell>
          <table:table-cell office:value-type="float" office:value="45890800" calcext:value-type="float">
            <text:p>45890800</text:p>
          </table:table-cell>
          <table:table-cell office:value-type="float" office:value="45892900" calcext:value-type="float">
            <text:p>45892900</text:p>
          </table:table-cell>
          <table:table-cell office:value-type="float" office:value="45899800" calcext:value-type="float">
            <text:p>45899800</text:p>
          </table:table-cell>
          <table:table-cell office:value-type="float" office:value="45900200" calcext:value-type="float">
            <text:p>45900200</text:p>
          </table:table-cell>
          <table:table-cell office:value-type="float" office:value="45896600" calcext:value-type="float">
            <text:p>45896600</text:p>
          </table:table-cell>
          <table:table-cell office:value-type="float" office:value="45894900" calcext:value-type="float">
            <text:p>45894900</text:p>
          </table:table-cell>
          <table:table-cell office:value-type="float" office:value="45894600" calcext:value-type="float">
            <text:p>45894600</text:p>
          </table:table-cell>
          <table:table-cell office:value-type="float" office:value="45888300" calcext:value-type="float">
            <text:p>45888300</text:p>
          </table:table-cell>
          <table:table-cell office:value-type="float" office:value="45895900" calcext:value-type="float">
            <text:p>45895900</text:p>
          </table:table-cell>
          <table:table-cell office:value-type="float" office:value="45895300" calcext:value-type="float">
            <text:p>45895300</text:p>
          </table:table-cell>
          <table:table-cell office:value-type="float" office:value="45888900" calcext:value-type="float">
            <text:p>45888900</text:p>
          </table:table-cell>
          <table:table-cell office:value-type="float" office:value="45900700" calcext:value-type="float">
            <text:p>45900700</text:p>
          </table:table-cell>
          <table:table-cell office:value-type="float" office:value="45887500" calcext:value-type="float">
            <text:p>45887500</text:p>
          </table:table-cell>
          <table:table-cell office:value-type="float" office:value="45890800" calcext:value-type="float">
            <text:p>45890800</text:p>
          </table:table-cell>
          <table:table-cell office:value-type="float" office:value="45895900" calcext:value-type="float">
            <text:p>45895900</text:p>
          </table:table-cell>
          <table:table-cell office:value-type="float" office:value="45894500" calcext:value-type="float">
            <text:p>45894500</text:p>
          </table:table-cell>
          <table:table-cell office:value-type="float" office:value="45898200" calcext:value-type="float">
            <text:p>45898200</text:p>
          </table:table-cell>
          <table:table-cell office:value-type="float" office:value="45892500" calcext:value-type="float">
            <text:p>45892500</text:p>
          </table:table-cell>
          <table:table-cell office:value-type="float" office:value="45887600" calcext:value-type="float">
            <text:p>45887600</text:p>
          </table:table-cell>
          <table:table-cell office:value-type="float" office:value="45894000" calcext:value-type="float">
            <text:p>45894000</text:p>
          </table:table-cell>
          <table:table-cell office:value-type="float" office:value="45892000" calcext:value-type="float">
            <text:p>45892000</text:p>
          </table:table-cell>
          <table:table-cell office:value-type="float" office:value="45890300" calcext:value-type="float">
            <text:p>45890300</text:p>
          </table:table-cell>
          <table:table-cell office:value-type="float" office:value="45894900" calcext:value-type="float">
            <text:p>45894900</text:p>
          </table:table-cell>
          <table:table-cell office:value-type="float" office:value="45893900" calcext:value-type="float">
            <text:p>45893900</text:p>
          </table:table-cell>
          <table:table-cell office:value-type="float" office:value="45898200" calcext:value-type="float">
            <text:p>45898200</text:p>
          </table:table-cell>
          <table:table-cell office:value-type="float" office:value="45901200" calcext:value-type="float">
            <text:p>45901200</text:p>
          </table:table-cell>
          <table:table-cell office:value-type="float" office:value="45897200" calcext:value-type="float">
            <text:p>45897200</text:p>
          </table:table-cell>
          <table:table-cell office:value-type="float" office:value="45899100" calcext:value-type="float">
            <text:p>45899100</text:p>
          </table:table-cell>
          <table:table-cell office:value-type="float" office:value="45891500" calcext:value-type="float">
            <text:p>45891500</text:p>
          </table:table-cell>
          <table:table-cell office:value-type="float" office:value="45889500" calcext:value-type="float">
            <text:p>45889500</text:p>
          </table:table-cell>
          <table:table-cell office:value-type="float" office:value="45993700" calcext:value-type="float">
            <text:p>45993700</text:p>
          </table:table-cell>
          <table:table-cell office:value-type="float" office:value="45996900" calcext:value-type="float">
            <text:p>45996900</text:p>
          </table:table-cell>
          <table:table-cell office:value-type="float" office:value="45997900" calcext:value-type="float">
            <text:p>45997900</text:p>
          </table:table-cell>
          <table:table-cell office:value-type="float" office:value="45993800" calcext:value-type="float">
            <text:p>45993800</text:p>
          </table:table-cell>
          <table:table-cell office:value-type="float" office:value="45995900" calcext:value-type="float">
            <text:p>45995900</text:p>
          </table:table-cell>
          <table:table-cell office:value-type="float" office:value="45999500" calcext:value-type="float">
            <text:p>45999500</text:p>
          </table:table-cell>
          <table:table-cell office:value-type="float" office:value="45997200" calcext:value-type="float">
            <text:p>45997200</text:p>
          </table:table-cell>
          <table:table-cell office:value-type="float" office:value="45993500" calcext:value-type="float">
            <text:p>45993500</text:p>
          </table:table-cell>
          <table:table-cell office:value-type="float" office:value="45994300" calcext:value-type="float">
            <text:p>45994300</text:p>
          </table:table-cell>
          <table:table-cell office:value-type="float" office:value="45995900" calcext:value-type="float">
            <text:p>45995900</text:p>
          </table:table-cell>
          <table:table-cell office:value-type="float" office:value="45996100" calcext:value-type="float">
            <text:p>45996100</text:p>
          </table:table-cell>
          <table:table-cell office:value-type="float" office:value="45996800" calcext:value-type="float">
            <text:p>45996800</text:p>
          </table:table-cell>
          <table:table-cell office:value-type="float" office:value="45994600" calcext:value-type="float">
            <text:p>45994600</text:p>
          </table:table-cell>
          <table:table-cell office:value-type="float" office:value="45996500" calcext:value-type="float">
            <text:p>45996500</text:p>
          </table:table-cell>
          <table:table-cell office:value-type="float" office:value="45994500" calcext:value-type="float">
            <text:p>45994500</text:p>
          </table:table-cell>
          <table:table-cell office:value-type="float" office:value="45996700" calcext:value-type="float">
            <text:p>45996700</text:p>
          </table:table-cell>
          <table:table-cell office:value-type="float" office:value="45993800" calcext:value-type="float">
            <text:p>45993800</text:p>
          </table:table-cell>
          <table:table-cell office:value-type="float" office:value="45994400" calcext:value-type="float">
            <text:p>45994400</text:p>
          </table:table-cell>
          <table:table-cell office:value-type="float" office:value="45997900" calcext:value-type="float">
            <text:p>45997900</text:p>
          </table:table-cell>
          <table:table-cell office:value-type="float" office:value="45996000" calcext:value-type="float">
            <text:p>45996000</text:p>
          </table:table-cell>
          <table:table-cell office:value-type="float" office:value="45995900" calcext:value-type="float">
            <text:p>45995900</text:p>
          </table:table-cell>
          <table:table-cell office:value-type="float" office:value="45997200" calcext:value-type="float">
            <text:p>45997200</text:p>
          </table:table-cell>
          <table:table-cell office:value-type="float" office:value="45997300" calcext:value-type="float">
            <text:p>45997300</text:p>
          </table:table-cell>
          <table:table-cell office:value-type="float" office:value="45991700" calcext:value-type="float">
            <text:p>45991700</text:p>
          </table:table-cell>
          <table:table-cell office:value-type="float" office:value="45996100" calcext:value-type="float">
            <text:p>45996100</text:p>
          </table:table-cell>
          <table:table-cell office:value-type="float" office:value="45998900" calcext:value-type="float">
            <text:p>45998900</text:p>
          </table:table-cell>
          <table:table-cell office:value-type="float" office:value="45997800" calcext:value-type="float">
            <text:p>45997800</text:p>
          </table:table-cell>
          <table:table-cell office:value-type="float" office:value="45994800" calcext:value-type="float">
            <text:p>45994800</text:p>
          </table:table-cell>
          <table:table-cell office:value-type="float" office:value="45997900" calcext:value-type="float">
            <text:p>45997900</text:p>
          </table:table-cell>
          <table:table-cell office:value-type="float" office:value="45995500" calcext:value-type="float">
            <text:p>45995500</text:p>
          </table:table-cell>
          <table:table-cell office:value-type="float" office:value="45999300" calcext:value-type="float">
            <text:p>45999300</text:p>
          </table:table-cell>
          <table:table-cell office:value-type="float" office:value="46002800" calcext:value-type="float">
            <text:p>46002800</text:p>
          </table:table-cell>
          <table:table-cell office:value-type="float" office:value="45998200" calcext:value-type="float">
            <text:p>45998200</text:p>
          </table:table-cell>
          <table:table-cell office:value-type="float" office:value="45996900" calcext:value-type="float">
            <text:p>45996900</text:p>
          </table:table-cell>
          <table:table-cell office:value-type="float" office:value="45997100" calcext:value-type="float">
            <text:p>45997100</text:p>
          </table:table-cell>
          <table:table-cell office:value-type="float" office:value="45997400" calcext:value-type="float">
            <text:p>45997400</text:p>
          </table:table-cell>
          <table:table-cell office:value-type="float" office:value="45994700" calcext:value-type="float">
            <text:p>45994700</text:p>
          </table:table-cell>
          <table:table-cell office:value-type="float" office:value="45991500" calcext:value-type="float">
            <text:p>45991500</text:p>
          </table:table-cell>
          <table:table-cell office:value-type="float" office:value="45993400" calcext:value-type="float">
            <text:p>45993400</text:p>
          </table:table-cell>
          <table:table-cell office:value-type="float" office:value="45994100" calcext:value-type="float">
            <text:p>45994100</text:p>
          </table:table-cell>
          <table:table-cell office:value-type="float" office:value="45993300" calcext:value-type="float">
            <text:p>45993300</text:p>
          </table:table-cell>
          <table:table-cell office:value-type="float" office:value="45993900" calcext:value-type="float">
            <text:p>45993900</text:p>
          </table:table-cell>
          <table:table-cell office:value-type="float" office:value="45998800" calcext:value-type="float">
            <text:p>45998800</text:p>
          </table:table-cell>
          <table:table-cell office:value-type="float" office:value="45997100" calcext:value-type="float">
            <text:p>45997100</text:p>
          </table:table-cell>
          <table:table-cell office:value-type="float" office:value="45995000" calcext:value-type="float">
            <text:p>45995000</text:p>
          </table:table-cell>
          <table:table-cell office:value-type="float" office:value="45993600" calcext:value-type="float">
            <text:p>45993600</text:p>
          </table:table-cell>
          <table:table-cell office:value-type="float" office:value="45994500" calcext:value-type="float">
            <text:p>45994500</text:p>
          </table:table-cell>
          <table:table-cell office:value-type="float" office:value="45995500" calcext:value-type="float">
            <text:p>45995500</text:p>
          </table:table-cell>
          <table:table-cell office:value-type="float" office:value="45994900" calcext:value-type="float">
            <text:p>45994900</text:p>
          </table:table-cell>
          <table:table-cell office:value-type="float" office:value="45997200" calcext:value-type="float">
            <text:p>45997200</text:p>
          </table:table-cell>
          <table:table-cell office:value-type="float" office:value="45994900" calcext:value-type="float">
            <text:p>45994900</text:p>
          </table:table-cell>
          <table:table-cell office:value-type="float" office:value="45995500" calcext:value-type="float">
            <text:p>45995500</text:p>
          </table:table-cell>
          <table:table-cell office:value-type="float" office:value="45998900" calcext:value-type="float">
            <text:p>45998900</text:p>
          </table:table-cell>
          <table:table-cell office:value-type="float" office:value="45995600" calcext:value-type="float">
            <text:p>45995600</text:p>
          </table:table-cell>
          <table:table-cell office:value-type="float" office:value="45993100" calcext:value-type="float">
            <text:p>45993100</text:p>
          </table:table-cell>
          <table:table-cell office:value-type="float" office:value="45990700" calcext:value-type="float">
            <text:p>45990700</text:p>
          </table:table-cell>
          <table:table-cell office:value-type="float" office:value="45996100" calcext:value-type="float">
            <text:p>45996100</text:p>
          </table:table-cell>
          <table:table-cell office:value-type="float" office:value="45993200" calcext:value-type="float">
            <text:p>45993200</text:p>
          </table:table-cell>
          <table:table-cell office:value-type="float" office:value="45993400" calcext:value-type="float">
            <text:p>45993400</text:p>
          </table:table-cell>
          <table:table-cell office:value-type="float" office:value="45995100" calcext:value-type="float">
            <text:p>45995100</text:p>
          </table:table-cell>
          <table:table-cell office:value-type="float" office:value="46027500" calcext:value-type="float">
            <text:p>46027500</text:p>
          </table:table-cell>
          <table:table-cell office:value-type="float" office:value="46028700" calcext:value-type="float">
            <text:p>46028700</text:p>
          </table:table-cell>
          <table:table-cell office:value-type="float" office:value="46028000" calcext:value-type="float">
            <text:p>46028000</text:p>
          </table:table-cell>
          <table:table-cell office:value-type="float" office:value="46026400" calcext:value-type="float">
            <text:p>46026400</text:p>
          </table:table-cell>
          <table:table-cell office:value-type="float" office:value="46029200" calcext:value-type="float">
            <text:p>46029200</text:p>
          </table:table-cell>
          <table:table-cell office:value-type="float" office:value="46027000" calcext:value-type="float">
            <text:p>46027000</text:p>
          </table:table-cell>
          <table:table-cell office:value-type="float" office:value="46027400" calcext:value-type="float">
            <text:p>46027400</text:p>
          </table:table-cell>
          <table:table-cell office:value-type="float" office:value="46027200" calcext:value-type="float">
            <text:p>46027200</text:p>
          </table:table-cell>
          <table:table-cell office:value-type="float" office:value="46028100" calcext:value-type="float">
            <text:p>46028100</text:p>
          </table:table-cell>
          <table:table-cell office:value-type="float" office:value="46026900" calcext:value-type="float">
            <text:p>46026900</text:p>
          </table:table-cell>
          <table:table-cell office:value-type="float" office:value="46027200" calcext:value-type="float">
            <text:p>46027200</text:p>
          </table:table-cell>
          <table:table-cell office:value-type="float" office:value="46027400" calcext:value-type="float">
            <text:p>46027400</text:p>
          </table:table-cell>
          <table:table-cell office:value-type="float" office:value="46027600" calcext:value-type="float">
            <text:p>46027600</text:p>
          </table:table-cell>
          <table:table-cell office:value-type="float" office:value="46029400" calcext:value-type="float">
            <text:p>46029400</text:p>
          </table:table-cell>
          <table:table-cell office:value-type="float" office:value="46028300" calcext:value-type="float">
            <text:p>46028300</text:p>
          </table:table-cell>
          <table:table-cell office:value-type="float" office:value="46029000" calcext:value-type="float">
            <text:p>46029000</text:p>
          </table:table-cell>
          <table:table-cell office:value-type="float" office:value="46028200" calcext:value-type="float">
            <text:p>46028200</text:p>
          </table:table-cell>
          <table:table-cell office:value-type="float" office:value="46028600" calcext:value-type="float">
            <text:p>46028600</text:p>
          </table:table-cell>
          <table:table-cell office:value-type="float" office:value="46029600" calcext:value-type="float">
            <text:p>46029600</text:p>
          </table:table-cell>
          <table:table-cell table:number-columns-repeated="2" office:value-type="float" office:value="46028700" calcext:value-type="float">
            <text:p>46028700</text:p>
          </table:table-cell>
          <table:table-cell office:value-type="float" office:value="46026300" calcext:value-type="float">
            <text:p>46026300</text:p>
          </table:table-cell>
          <table:table-cell office:value-type="float" office:value="46027700" calcext:value-type="float">
            <text:p>46027700</text:p>
          </table:table-cell>
          <table:table-cell office:value-type="float" office:value="46028800" calcext:value-type="float">
            <text:p>46028800</text:p>
          </table:table-cell>
          <table:table-cell office:value-type="float" office:value="46027800" calcext:value-type="float">
            <text:p>46027800</text:p>
          </table:table-cell>
          <table:table-cell office:value-type="float" office:value="46028300" calcext:value-type="float">
            <text:p>46028300</text:p>
          </table:table-cell>
          <table:table-cell office:value-type="float" office:value="46027900" calcext:value-type="float">
            <text:p>46027900</text:p>
          </table:table-cell>
          <table:table-cell office:value-type="float" office:value="46028200" calcext:value-type="float">
            <text:p>46028200</text:p>
          </table:table-cell>
          <table:table-cell office:value-type="float" office:value="46030700" calcext:value-type="float">
            <text:p>46030700</text:p>
          </table:table-cell>
          <table:table-cell office:value-type="float" office:value="46029000" calcext:value-type="float">
            <text:p>46029000</text:p>
          </table:table-cell>
          <table:table-cell office:value-type="float" office:value="46027400" calcext:value-type="float">
            <text:p>46027400</text:p>
          </table:table-cell>
          <table:table-cell office:value-type="float" office:value="46027500" calcext:value-type="float">
            <text:p>46027500</text:p>
          </table:table-cell>
          <table:table-cell office:value-type="float" office:value="46028400" calcext:value-type="float">
            <text:p>46028400</text:p>
          </table:table-cell>
          <table:table-cell table:number-columns-repeated="2" office:value-type="float" office:value="46028900" calcext:value-type="float">
            <text:p>46028900</text:p>
          </table:table-cell>
          <table:table-cell office:value-type="float" office:value="46029900" calcext:value-type="float">
            <text:p>46029900</text:p>
          </table:table-cell>
          <table:table-cell table:number-columns-repeated="2" office:value-type="float" office:value="46027200" calcext:value-type="float">
            <text:p>46027200</text:p>
          </table:table-cell>
          <table:table-cell office:value-type="float" office:value="46027300" calcext:value-type="float">
            <text:p>46027300</text:p>
          </table:table-cell>
          <table:table-cell office:value-type="float" office:value="46027200" calcext:value-type="float">
            <text:p>46027200</text:p>
          </table:table-cell>
          <table:table-cell office:value-type="float" office:value="46027600" calcext:value-type="float">
            <text:p>46027600</text:p>
          </table:table-cell>
          <table:table-cell office:value-type="float" office:value="46027500" calcext:value-type="float">
            <text:p>46027500</text:p>
          </table:table-cell>
          <table:table-cell office:value-type="float" office:value="46028100" calcext:value-type="float">
            <text:p>46028100</text:p>
          </table:table-cell>
          <table:table-cell office:value-type="float" office:value="46029400" calcext:value-type="float">
            <text:p>46029400</text:p>
          </table:table-cell>
          <table:table-cell office:value-type="float" office:value="46028000" calcext:value-type="float">
            <text:p>46028000</text:p>
          </table:table-cell>
          <table:table-cell office:value-type="float" office:value="46027500" calcext:value-type="float">
            <text:p>46027500</text:p>
          </table:table-cell>
          <table:table-cell office:value-type="float" office:value="46029300" calcext:value-type="float">
            <text:p>46029300</text:p>
          </table:table-cell>
          <table:table-cell office:value-type="float" office:value="46028200" calcext:value-type="float">
            <text:p>46028200</text:p>
          </table:table-cell>
          <table:table-cell office:value-type="float" office:value="46028700" calcext:value-type="float">
            <text:p>46028700</text:p>
          </table:table-cell>
          <table:table-cell office:value-type="float" office:value="46030800" calcext:value-type="float">
            <text:p>46030800</text:p>
          </table:table-cell>
          <table:table-cell office:value-type="float" office:value="46027200" calcext:value-type="float">
            <text:p>46027200</text:p>
          </table:table-cell>
          <table:table-cell office:value-type="float" office:value="46027300" calcext:value-type="float">
            <text:p>46027300</text:p>
          </table:table-cell>
          <table:table-cell office:value-type="float" office:value="46027200" calcext:value-type="float">
            <text:p>46027200</text:p>
          </table:table-cell>
          <table:table-cell office:value-type="float" office:value="46027800" calcext:value-type="float">
            <text:p>46027800</text:p>
          </table:table-cell>
          <table:table-cell office:value-type="float" office:value="46029100" calcext:value-type="float">
            <text:p>46029100</text:p>
          </table:table-cell>
          <table:table-cell office:value-type="float" office:value="46028000" calcext:value-type="float">
            <text:p>46028000</text:p>
          </table:table-cell>
          <table:table-cell office:value-type="float" office:value="46027600" calcext:value-type="float">
            <text:p>46027600</text:p>
          </table:table-cell>
          <table:table-cell office:value-type="float" office:value="46029200" calcext:value-type="float">
            <text:p>46029200</text:p>
          </table:table-cell>
          <table:table-cell office:value-type="float" office:value="46027000" calcext:value-type="float">
            <text:p>46027000</text:p>
          </table:table-cell>
          <table:table-cell office:value-type="float" office:value="46027700" calcext:value-type="float">
            <text:p>46027700</text:p>
          </table:table-cell>
          <table:table-cell office:value-type="float" office:value="46027100" calcext:value-type="float">
            <text:p>46027100</text:p>
          </table:table-cell>
          <table:table-cell office:value-type="float" office:value="46026900" calcext:value-type="float">
            <text:p>46026900</text:p>
          </table:table-cell>
          <table:table-cell office:value-type="float" office:value="46028500" calcext:value-type="float">
            <text:p>46028500</text:p>
          </table:table-cell>
          <table:table-cell office:value-type="float" office:value="46026900" calcext:value-type="float">
            <text:p>46026900</text:p>
          </table:table-cell>
          <table:table-cell office:value-type="float" office:value="46028500" calcext:value-type="float">
            <text:p>46028500</text:p>
          </table:table-cell>
          <table:table-cell office:value-type="float" office:value="46027100" calcext:value-type="float">
            <text:p>46027100</text:p>
          </table:table-cell>
          <table:table-cell office:value-type="float" office:value="46028700" calcext:value-type="float">
            <text:p>46028700</text:p>
          </table:table-cell>
          <table:table-cell office:value-type="float" office:value="46028400" calcext:value-type="float">
            <text:p>46028400</text:p>
          </table:table-cell>
          <table:table-cell office:value-type="float" office:value="46027700" calcext:value-type="float">
            <text:p>46027700</text:p>
          </table:table-cell>
          <table:table-cell office:value-type="float" office:value="46028100" calcext:value-type="float">
            <text:p>46028100</text:p>
          </table:table-cell>
          <table:table-cell table:number-columns-repeated="2" office:value-type="float" office:value="46038000" calcext:value-type="float">
            <text:p>460380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400" calcext:value-type="float">
            <text:p>460374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400" calcext:value-type="float">
            <text:p>46037400</text:p>
          </table:table-cell>
          <table:table-cell office:value-type="float" office:value="46038200" calcext:value-type="float">
            <text:p>46038200</text:p>
          </table:table-cell>
          <table:table-cell office:value-type="float" office:value="46037700" calcext:value-type="float">
            <text:p>46037700</text:p>
          </table:table-cell>
          <table:table-cell office:value-type="float" office:value="46037500" calcext:value-type="float">
            <text:p>46037500</text:p>
          </table:table-cell>
          <table:table-cell office:value-type="float" office:value="46037100" calcext:value-type="float">
            <text:p>46037100</text:p>
          </table:table-cell>
          <table:table-cell table:number-columns-repeated="2" office:value-type="float" office:value="46037700" calcext:value-type="float">
            <text:p>46037700</text:p>
          </table:table-cell>
          <table:table-cell office:value-type="float" office:value="46037300" calcext:value-type="float">
            <text:p>46037300</text:p>
          </table:table-cell>
          <table:table-cell office:value-type="float" office:value="46038200" calcext:value-type="float">
            <text:p>46038200</text:p>
          </table:table-cell>
          <table:table-cell office:value-type="float" office:value="46038900" calcext:value-type="float">
            <text:p>460389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500" calcext:value-type="float">
            <text:p>46037500</text:p>
          </table:table-cell>
          <table:table-cell office:value-type="float" office:value="46038300" calcext:value-type="float">
            <text:p>46038300</text:p>
          </table:table-cell>
          <table:table-cell office:value-type="float" office:value="46037900" calcext:value-type="float">
            <text:p>46037900</text:p>
          </table:table-cell>
          <table:table-cell office:value-type="float" office:value="46038100" calcext:value-type="float">
            <text:p>46038100</text:p>
          </table:table-cell>
          <table:table-cell office:value-type="float" office:value="46037900" calcext:value-type="float">
            <text:p>46037900</text:p>
          </table:table-cell>
          <table:table-cell table:number-columns-repeated="2" office:value-type="float" office:value="46038100" calcext:value-type="float">
            <text:p>460381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100" calcext:value-type="float">
            <text:p>46037100</text:p>
          </table:table-cell>
          <table:table-cell office:value-type="float" office:value="46038000" calcext:value-type="float">
            <text:p>46038000</text:p>
          </table:table-cell>
          <table:table-cell office:value-type="float" office:value="46037600" calcext:value-type="float">
            <text:p>46037600</text:p>
          </table:table-cell>
          <table:table-cell office:value-type="float" office:value="46037900" calcext:value-type="float">
            <text:p>460379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500" calcext:value-type="float">
            <text:p>46037500</text:p>
          </table:table-cell>
          <table:table-cell office:value-type="float" office:value="46037600" calcext:value-type="float">
            <text:p>46037600</text:p>
          </table:table-cell>
          <table:table-cell office:value-type="float" office:value="46038600" calcext:value-type="float">
            <text:p>46038600</text:p>
          </table:table-cell>
          <table:table-cell office:value-type="float" office:value="46037700" calcext:value-type="float">
            <text:p>460377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900" calcext:value-type="float">
            <text:p>46037900</text:p>
          </table:table-cell>
          <table:table-cell office:value-type="float" office:value="46037700" calcext:value-type="float">
            <text:p>46037700</text:p>
          </table:table-cell>
          <table:table-cell office:value-type="float" office:value="46038100" calcext:value-type="float">
            <text:p>46038100</text:p>
          </table:table-cell>
          <table:table-cell office:value-type="float" office:value="46037300" calcext:value-type="float">
            <text:p>460373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8000" calcext:value-type="float">
            <text:p>460380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600" calcext:value-type="float">
            <text:p>46037600</text:p>
          </table:table-cell>
          <table:table-cell office:value-type="float" office:value="46038100" calcext:value-type="float">
            <text:p>46038100</text:p>
          </table:table-cell>
          <table:table-cell office:value-type="float" office:value="46038000" calcext:value-type="float">
            <text:p>46038000</text:p>
          </table:table-cell>
          <table:table-cell table:number-columns-repeated="2" office:value-type="float" office:value="46038100" calcext:value-type="float">
            <text:p>460381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900" calcext:value-type="float">
            <text:p>46037900</text:p>
          </table:table-cell>
          <table:table-cell office:value-type="float" office:value="46038300" calcext:value-type="float">
            <text:p>46038300</text:p>
          </table:table-cell>
          <table:table-cell office:value-type="float" office:value="46038000" calcext:value-type="float">
            <text:p>46038000</text:p>
          </table:table-cell>
          <table:table-cell office:value-type="float" office:value="46038200" calcext:value-type="float">
            <text:p>46038200</text:p>
          </table:table-cell>
          <table:table-cell office:value-type="float" office:value="46038100" calcext:value-type="float">
            <text:p>46038100</text:p>
          </table:table-cell>
          <table:table-cell office:value-type="float" office:value="46037700" calcext:value-type="float">
            <text:p>460377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200" calcext:value-type="float">
            <text:p>46037200</text:p>
          </table:table-cell>
          <table:table-cell office:value-type="float" office:value="46038000" calcext:value-type="float">
            <text:p>46038000</text:p>
          </table:table-cell>
          <table:table-cell office:value-type="float" office:value="46037400" calcext:value-type="float">
            <text:p>46037400</text:p>
          </table:table-cell>
          <table:table-cell office:value-type="float" office:value="46038100" calcext:value-type="float">
            <text:p>46038100</text:p>
          </table:table-cell>
          <table:table-cell office:value-type="float" office:value="46037500" calcext:value-type="float">
            <text:p>46037500</text:p>
          </table:table-cell>
          <table:table-cell office:value-type="float" office:value="46037800" calcext:value-type="float">
            <text:p>46037800</text:p>
          </table:table-cell>
          <table:table-cell office:value-type="float" office:value="46037600" calcext:value-type="float">
            <text:p>46037600</text:p>
          </table:table-cell>
          <table:table-cell office:value-type="float" office:value="46037900" calcext:value-type="float">
            <text:p>46037900</text:p>
          </table:table-cell>
          <table:table-cell table:number-columns-repeated="2" office:value-type="float" office:value="46037800" calcext:value-type="float">
            <text:p>46037800</text:p>
          </table:table-cell>
          <table:table-cell office:value-type="float" office:value="46037700" calcext:value-type="float">
            <text:p>46037700</text:p>
          </table:table-cell>
          <table:table-cell office:value-type="float" office:value="46037500" calcext:value-type="float">
            <text:p>46037500</text:p>
          </table:table-cell>
          <table:table-cell office:value-type="float" office:value="46037400" calcext:value-type="float">
            <text:p>46037400</text:p>
          </table:table-cell>
          <table:table-cell office:value-type="float" office:value="46037900" calcext:value-type="float">
            <text:p>46037900</text:p>
          </table:table-cell>
          <table:table-cell office:value-type="float" office:value="46038100" calcext:value-type="float">
            <text:p>46038100</text:p>
          </table:table-cell>
          <table:table-cell office:value-type="float" office:value="46037600" calcext:value-type="float">
            <text:p>46037600</text:p>
          </table:table-cell>
          <table:table-cell office:value-type="float" office:value="46038700" calcext:value-type="float">
            <text:p>46038700</text:p>
          </table:table-cell>
          <table:table-cell office:value-type="float" office:value="46038500" calcext:value-type="float">
            <text:p>46038500</text:p>
          </table:table-cell>
          <table:table-cell office:value-type="float" office:value="46038200" calcext:value-type="float">
            <text:p>46038200</text:p>
          </table:table-cell>
          <table:table-cell office:value-type="float" office:value="46038500" calcext:value-type="float">
            <text:p>46038500</text:p>
          </table:table-cell>
          <table:table-cell office:value-type="float" office:value="46037700" calcext:value-type="float">
            <text:p>46037700</text:p>
          </table:table-cell>
          <table:table-cell office:value-type="float" office:value="46038100" calcext:value-type="float">
            <text:p>46038100</text:p>
          </table:table-cell>
          <table:table-cell office:value-type="float" office:value="46037700" calcext:value-type="float">
            <text:p>46037700</text:p>
          </table:table-cell>
          <table:table-cell office:value-type="float" office:value="46038500" calcext:value-type="float">
            <text:p>46038500</text:p>
          </table:table-cell>
          <table:table-cell office:value-type="float" office:value="46037900" calcext:value-type="float">
            <text:p>46037900</text:p>
          </table:table-cell>
          <table:table-cell office:value-type="float" office:value="46037300" calcext:value-type="float">
            <text:p>460373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500" calcext:value-type="float">
            <text:p>46040500</text:p>
          </table:table-cell>
          <table:table-cell table:number-columns-repeated="2" office:value-type="float" office:value="46040600" calcext:value-type="float">
            <text:p>460406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800" calcext:value-type="float">
            <text:p>46040800</text:p>
          </table:table-cell>
          <table:table-cell office:value-type="float" office:value="46040600" calcext:value-type="float">
            <text:p>46040600</text:p>
          </table:table-cell>
          <table:table-cell table:number-columns-repeated="2" office:value-type="float" office:value="46040500" calcext:value-type="float">
            <text:p>460405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1000" calcext:value-type="float">
            <text:p>460410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200" calcext:value-type="float">
            <text:p>460402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200" calcext:value-type="float">
            <text:p>46040200</text:p>
          </table:table-cell>
          <table:table-cell office:value-type="float" office:value="46040300" calcext:value-type="float">
            <text:p>46040300</text:p>
          </table:table-cell>
          <table:table-cell table:number-columns-repeated="2" office:value-type="float" office:value="46040100" calcext:value-type="float">
            <text:p>460401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700" calcext:value-type="float">
            <text:p>46040700</text:p>
          </table:table-cell>
          <table:table-cell table:number-columns-repeated="2" office:value-type="float" office:value="46040400" calcext:value-type="float">
            <text:p>46040400</text:p>
          </table:table-cell>
          <table:table-cell office:value-type="float" office:value="46040100" calcext:value-type="float">
            <text:p>460401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100" calcext:value-type="float">
            <text:p>46040100</text:p>
          </table:table-cell>
          <table:table-cell office:value-type="float" office:value="46041300" calcext:value-type="float">
            <text:p>46041300</text:p>
          </table:table-cell>
          <table:table-cell office:value-type="float" office:value="46040800" calcext:value-type="float">
            <text:p>460408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800" calcext:value-type="float">
            <text:p>460408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600" calcext:value-type="float">
            <text:p>46040600</text:p>
          </table:table-cell>
          <table:table-cell table:number-columns-repeated="2" office:value-type="float" office:value="46040400" calcext:value-type="float">
            <text:p>460404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200" calcext:value-type="float">
            <text:p>46040200</text:p>
          </table:table-cell>
          <table:table-cell office:value-type="float" office:value="46040300" calcext:value-type="float">
            <text:p>46040300</text:p>
          </table:table-cell>
          <table:table-cell table:number-columns-repeated="2" office:value-type="float" office:value="46040500" calcext:value-type="float">
            <text:p>460405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40200" calcext:value-type="float">
            <text:p>460402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1000" calcext:value-type="float">
            <text:p>460410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200" calcext:value-type="float">
            <text:p>460402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40700" calcext:value-type="float">
            <text:p>46040700</text:p>
          </table:table-cell>
          <table:table-cell office:value-type="float" office:value="46040800" calcext:value-type="float">
            <text:p>460408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600" calcext:value-type="float">
            <text:p>46040600</text:p>
          </table:table-cell>
          <table:table-cell office:value-type="float" office:value="46039900" calcext:value-type="float">
            <text:p>46039900</text:p>
          </table:table-cell>
          <table:table-cell table:number-columns-repeated="2" office:value-type="float" office:value="46040500" calcext:value-type="float">
            <text:p>46040500</text:p>
          </table:table-cell>
          <table:table-cell office:value-type="float" office:value="46040100" calcext:value-type="float">
            <text:p>46040100</text:p>
          </table:table-cell>
          <table:table-cell office:value-type="float" office:value="46040500" calcext:value-type="float">
            <text:p>46040500</text:p>
          </table:table-cell>
          <table:table-cell office:value-type="float" office:value="46040600" calcext:value-type="float">
            <text:p>46040600</text:p>
          </table:table-cell>
          <table:table-cell table:number-columns-repeated="2" office:value-type="float" office:value="46040500" calcext:value-type="float">
            <text:p>46040500</text:p>
          </table:table-cell>
          <table:table-cell office:value-type="float" office:value="46040300" calcext:value-type="float">
            <text:p>46040300</text:p>
          </table:table-cell>
          <table:table-cell office:value-type="float" office:value="46040400" calcext:value-type="float">
            <text:p>46040400</text:p>
          </table:table-cell>
          <table:table-cell office:value-type="float" office:value="46040500" calcext:value-type="float">
            <text:p>46040500</text:p>
          </table:table-cell>
          <table:table-cell table:number-columns-repeated="2" office:value-type="float" office:value="46041800" calcext:value-type="float">
            <text:p>46041800</text:p>
          </table:table-cell>
          <table:table-cell office:value-type="float" office:value="46041700" calcext:value-type="float">
            <text:p>46041700</text:p>
          </table:table-cell>
          <table:table-cell office:value-type="float" office:value="46041900" calcext:value-type="float">
            <text:p>46041900</text:p>
          </table:table-cell>
          <table:table-cell table:number-columns-repeated="3" office:value-type="float" office:value="46041700" calcext:value-type="float">
            <text:p>46041700</text:p>
          </table:table-cell>
          <table:table-cell table:number-columns-repeated="2" office:value-type="float" office:value="46041900" calcext:value-type="float">
            <text:p>46041900</text:p>
          </table:table-cell>
          <table:table-cell office:value-type="float" office:value="46041600" calcext:value-type="float">
            <text:p>46041600</text:p>
          </table:table-cell>
          <table:table-cell table:number-columns-repeated="6" office:value-type="float" office:value="46041700" calcext:value-type="float">
            <text:p>46041700</text:p>
          </table:table-cell>
          <table:table-cell office:value-type="float" office:value="46041900" calcext:value-type="float">
            <text:p>46041900</text:p>
          </table:table-cell>
          <table:table-cell office:value-type="float" office:value="46042000" calcext:value-type="float">
            <text:p>46042000</text:p>
          </table:table-cell>
          <table:table-cell office:value-type="float" office:value="46041900" calcext:value-type="float">
            <text:p>46041900</text:p>
          </table:table-cell>
          <table:table-cell office:value-type="float" office:value="46041800" calcext:value-type="float">
            <text:p>46041800</text:p>
          </table:table-cell>
          <table:table-cell table:number-columns-repeated="2" office:value-type="float" office:value="46041900" calcext:value-type="float">
            <text:p>46041900</text:p>
          </table:table-cell>
          <table:table-cell office:value-type="float" office:value="46041800" calcext:value-type="float">
            <text:p>46041800</text:p>
          </table:table-cell>
          <table:table-cell office:value-type="float" office:value="46041700" calcext:value-type="float">
            <text:p>46041700</text:p>
          </table:table-cell>
          <table:table-cell office:value-type="float" office:value="46041900" calcext:value-type="float">
            <text:p>46041900</text:p>
          </table:table-cell>
          <table:table-cell table:number-columns-repeated="2" office:value-type="float" office:value="46041800" calcext:value-type="float">
            <text:p>46041800</text:p>
          </table:table-cell>
          <table:table-cell office:value-type="float" office:value="46042000" calcext:value-type="float">
            <text:p>46042000</text:p>
          </table:table-cell>
          <table:table-cell office:value-type="float" office:value="46041900" calcext:value-type="float">
            <text:p>46041900</text:p>
          </table:table-cell>
          <table:table-cell office:value-type="float" office:value="46041500" calcext:value-type="float">
            <text:p>46041500</text:p>
          </table:table-cell>
          <table:table-cell office:value-type="float" office:value="46041800" calcext:value-type="float">
            <text:p>46041800</text:p>
          </table:table-cell>
          <table:table-cell office:value-type="float" office:value="46043500" calcext:value-type="float">
            <text:p>46043500</text:p>
          </table:table-cell>
          <table:table-cell office:value-type="float" office:value="46041700" calcext:value-type="float">
            <text:p>46041700</text:p>
          </table:table-cell>
          <table:table-cell office:value-type="float" office:value="46042000" calcext:value-type="float">
            <text:p>46042000</text:p>
          </table:table-cell>
          <table:table-cell office:value-type="float" office:value="46041700" calcext:value-type="float">
            <text:p>46041700</text:p>
          </table:table-cell>
          <table:table-cell table:number-columns-repeated="2" office:value-type="float" office:value="46041800" calcext:value-type="float">
            <text:p>46041800</text:p>
          </table:table-cell>
          <table:table-cell office:value-type="float" office:value="46041700" calcext:value-type="float">
            <text:p>46041700</text:p>
          </table:table-cell>
          <table:table-cell table:number-columns-repeated="3" office:value-type="float" office:value="46041900" calcext:value-type="float">
            <text:p>46041900</text:p>
          </table:table-cell>
          <table:table-cell office:value-type="float" office:value="46042000" calcext:value-type="float">
            <text:p>46042000</text:p>
          </table:table-cell>
          <table:table-cell office:value-type="float" office:value="46041800" calcext:value-type="float">
            <text:p>46041800</text:p>
          </table:table-cell>
          <table:table-cell office:value-type="float" office:value="46041600" calcext:value-type="float">
            <text:p>46041600</text:p>
          </table:table-cell>
          <table:table-cell office:value-type="float" office:value="46041800" calcext:value-type="float">
            <text:p>46041800</text:p>
          </table:table-cell>
          <table:table-cell office:value-type="float" office:value="46041700" calcext:value-type="float">
            <text:p>46041700</text:p>
          </table:table-cell>
          <table:table-cell office:value-type="float" office:value="46041600" calcext:value-type="float">
            <text:p>46041600</text:p>
          </table:table-cell>
          <table:table-cell table:number-columns-repeated="2" office:value-type="float" office:value="46041700" calcext:value-type="float">
            <text:p>46041700</text:p>
          </table:table-cell>
          <table:table-cell table:number-columns-repeated="2" office:value-type="float" office:value="46041900" calcext:value-type="float">
            <text:p>46041900</text:p>
          </table:table-cell>
          <table:table-cell table:number-columns-repeated="3" office:value-type="float" office:value="46041800" calcext:value-type="float">
            <text:p>46041800</text:p>
          </table:table-cell>
          <table:table-cell table:number-columns-repeated="3" office:value-type="float" office:value="46041900" calcext:value-type="float">
            <text:p>46041900</text:p>
          </table:table-cell>
          <table:table-cell office:value-type="float" office:value="46041800" calcext:value-type="float">
            <text:p>46041800</text:p>
          </table:table-cell>
          <table:table-cell office:value-type="float" office:value="46041600" calcext:value-type="float">
            <text:p>46041600</text:p>
          </table:table-cell>
          <table:table-cell office:value-type="float" office:value="46041800" calcext:value-type="float">
            <text:p>46041800</text:p>
          </table:table-cell>
          <table:table-cell table:number-columns-repeated="2" office:value-type="float" office:value="46041700" calcext:value-type="float">
            <text:p>46041700</text:p>
          </table:table-cell>
          <table:table-cell table:number-columns-repeated="2" office:value-type="float" office:value="46041800" calcext:value-type="float">
            <text:p>46041800</text:p>
          </table:table-cell>
          <table:table-cell office:value-type="float" office:value="46041900" calcext:value-type="float">
            <text:p>46041900</text:p>
          </table:table-cell>
          <table:table-cell office:value-type="float" office:value="46041700" calcext:value-type="float">
            <text:p>46041700</text:p>
          </table:table-cell>
          <table:table-cell table:number-columns-repeated="2" office:value-type="float" office:value="46041800" calcext:value-type="float">
            <text:p>46041800</text:p>
          </table:table-cell>
          <table:table-cell office:value-type="float" office:value="46041600" calcext:value-type="float">
            <text:p>46041600</text:p>
          </table:table-cell>
          <table:table-cell office:value-type="float" office:value="46041700" calcext:value-type="float">
            <text:p>46041700</text:p>
          </table:table-cell>
          <table:table-cell table:number-columns-repeated="2" office:value-type="float" office:value="46041900" calcext:value-type="float">
            <text:p>46041900</text:p>
          </table:table-cell>
          <table:table-cell table:number-columns-repeated="3" office:value-type="float" office:value="46041800" calcext:value-type="float">
            <text:p>46041800</text:p>
          </table:table-cell>
          <table:table-cell office:value-type="float" office:value="46041900" calcext:value-type="float">
            <text:p>46041900</text:p>
          </table:table-cell>
          <table:table-cell office:value-type="float" office:value="46041700" calcext:value-type="float">
            <text:p>46041700</text:p>
          </table:table-cell>
          <table:table-cell office:value-type="float" office:value="46042300" calcext:value-type="float">
            <text:p>46042300</text:p>
          </table:table-cell>
          <table:table-cell office:value-type="float" office:value="46041800" calcext:value-type="float">
            <text:p>46041800</text:p>
          </table:table-cell>
          <table:table-cell office:value-type="float" office:value="46042100" calcext:value-type="float">
            <text:p>46042100</text:p>
          </table:table-cell>
          <table:table-cell table:number-columns-repeated="4" office:value-type="float" office:value="46041700" calcext:value-type="float">
            <text:p>46041700</text:p>
          </table:table-cell>
          <table:table-cell office:value-type="float" office:value="46041800" calcext:value-type="float">
            <text:p>46041800</text:p>
          </table:table-cell>
          <table:table-cell table:number-columns-repeated="2" office:value-type="float" office:value="46041700" calcext:value-type="float">
            <text:p>46041700</text:p>
          </table:table-cell>
          <table:table-cell table:number-columns-repeated="2" office:value-type="float" office:value="46041900" calcext:value-type="float">
            <text:p>46041900</text:p>
          </table:table-cell>
          <table:table-cell office:value-type="float" office:value="46041700" calcext:value-type="float">
            <text:p>46041700</text:p>
          </table:table-cell>
          <table:table-cell table:number-columns-repeated="2" office:value-type="float" office:value="46041600" calcext:value-type="float">
            <text:p>46041600</text:p>
          </table:table-cell>
          <table:table-cell office:value-type="float" office:value="46041700" calcext:value-type="float">
            <text:p>46041700</text:p>
          </table:table-cell>
          <table:table-cell table:number-columns-repeated="3" office:value-type="float" office:value="46041800" calcext:value-type="float">
            <text:p>46041800</text:p>
          </table:table-cell>
          <table:table-cell office:value-type="float" office:value="46041900" calcext:value-type="float">
            <text:p>46041900</text:p>
          </table:table-cell>
          <table:table-cell office:value-type="float" office:value="46041800" calcext:value-type="float">
            <text:p>46041800</text:p>
          </table:table-cell>
          <table:table-cell office:value-type="float" office:value="46041700" calcext:value-type="float">
            <text:p>46041700</text:p>
          </table:table-cell>
          <table:table-cell office:value-type="float" office:value="46041900" calcext:value-type="float">
            <text:p>46041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23:56:52.458846638</dc:date>
    <meta:editing-duration>PT1M28S</meta:editing-duration>
    <meta:editing-cycles>1</meta:editing-cycles>
    <meta:document-statistic meta:table-count="1" meta:cell-count="5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71cm" svg:height="16.177cm" xlink:href=".." xlink:type="simple" chart:class="chart:line" chart:style-name="ch1">
        <chart:title svg:x="11.431cm" svg:y="0.459cm" chart:style-name="ch2">
          <text:p>zuck_large - UPIT 1</text:p>
        </chart:title>
        <chart:plot-area chart:style-name="ch3" table:cell-range-address="merge_obj.A3:merge_obj.TT3" svg:x="1.55cm" svg:y="1.561cm" svg:width="24.882cm" svg:height="13.312cm">
          <chartooo:coordinate-region svg:x="3.283cm" svg:y="1.682cm" svg:width="23.149cm" svg:height="12.189cm"/>
          <chart:axis chart:dimension="x" chart:name="primary-x" chart:style-name="ch4">
            <chart:title svg:x="13.114cm" svg:y="15.196cm" chart:style-name="ch5">
              <text:p>SA Iteration</text:p>
            </chart:title>
          </chart:axis>
          <chart:axis chart:dimension="y" chart:name="primary-y" chart:style-name="ch4">
            <chart:title svg:x="0.451cm" svg:y="9.399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TT3" chart:class="chart:line">
            <chart:data-point chart:repeated="5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3887000">
                <text:p>43887000</text:p>
                <draw:g>
                  <svg:desc>merge_obj.A3:merge_obj.TT3</svg:desc>
                </draw:g>
              </table:table-cell>
              <table:table-cell office:value-type="float" office:value="43883600">
                <text:p>43883600</text:p>
              </table:table-cell>
              <table:table-cell office:value-type="float" office:value="43865100">
                <text:p>43865100</text:p>
              </table:table-cell>
              <table:table-cell office:value-type="float" office:value="43865600">
                <text:p>43865600</text:p>
              </table:table-cell>
              <table:table-cell office:value-type="float" office:value="43873900">
                <text:p>43873900</text:p>
              </table:table-cell>
              <table:table-cell office:value-type="float" office:value="43871100">
                <text:p>43871100</text:p>
              </table:table-cell>
              <table:table-cell office:value-type="float" office:value="43877900">
                <text:p>43877900</text:p>
              </table:table-cell>
              <table:table-cell office:value-type="float" office:value="43868400">
                <text:p>43868400</text:p>
              </table:table-cell>
              <table:table-cell office:value-type="float" office:value="43879700">
                <text:p>43879700</text:p>
              </table:table-cell>
              <table:table-cell office:value-type="float" office:value="43872200">
                <text:p>43872200</text:p>
              </table:table-cell>
              <table:table-cell office:value-type="float" office:value="43875000">
                <text:p>43875000</text:p>
              </table:table-cell>
              <table:table-cell office:value-type="float" office:value="43832200">
                <text:p>43832200</text:p>
              </table:table-cell>
              <table:table-cell office:value-type="float" office:value="43885000">
                <text:p>43885000</text:p>
              </table:table-cell>
              <table:table-cell office:value-type="float" office:value="43894700">
                <text:p>43894700</text:p>
              </table:table-cell>
              <table:table-cell office:value-type="float" office:value="43866400">
                <text:p>43866400</text:p>
              </table:table-cell>
              <table:table-cell office:value-type="float" office:value="43879800">
                <text:p>43879800</text:p>
              </table:table-cell>
              <table:table-cell office:value-type="float" office:value="43880500">
                <text:p>43880500</text:p>
              </table:table-cell>
              <table:table-cell office:value-type="float" office:value="43897500">
                <text:p>43897500</text:p>
              </table:table-cell>
              <table:table-cell office:value-type="float" office:value="43886300">
                <text:p>43886300</text:p>
              </table:table-cell>
              <table:table-cell office:value-type="float" office:value="43874800">
                <text:p>43874800</text:p>
              </table:table-cell>
              <table:table-cell office:value-type="float" office:value="45066300">
                <text:p>45066300</text:p>
              </table:table-cell>
              <table:table-cell office:value-type="float" office:value="45041600">
                <text:p>45041600</text:p>
              </table:table-cell>
              <table:table-cell office:value-type="float" office:value="45056500">
                <text:p>45056500</text:p>
              </table:table-cell>
              <table:table-cell office:value-type="float" office:value="45069000">
                <text:p>45069000</text:p>
              </table:table-cell>
              <table:table-cell office:value-type="float" office:value="45058600">
                <text:p>45058600</text:p>
              </table:table-cell>
              <table:table-cell office:value-type="float" office:value="45053000">
                <text:p>45053000</text:p>
              </table:table-cell>
              <table:table-cell office:value-type="float" office:value="45053400">
                <text:p>45053400</text:p>
              </table:table-cell>
              <table:table-cell office:value-type="float" office:value="45054800">
                <text:p>45054800</text:p>
              </table:table-cell>
              <table:table-cell office:value-type="float" office:value="45062500">
                <text:p>45062500</text:p>
              </table:table-cell>
              <table:table-cell office:value-type="float" office:value="45069400">
                <text:p>45069400</text:p>
              </table:table-cell>
              <table:table-cell office:value-type="float" office:value="45054700">
                <text:p>45054700</text:p>
              </table:table-cell>
              <table:table-cell office:value-type="float" office:value="45045900">
                <text:p>45045900</text:p>
              </table:table-cell>
              <table:table-cell office:value-type="float" office:value="45050800">
                <text:p>45050800</text:p>
              </table:table-cell>
              <table:table-cell office:value-type="float" office:value="45048400">
                <text:p>45048400</text:p>
              </table:table-cell>
              <table:table-cell office:value-type="float" office:value="45051700">
                <text:p>45051700</text:p>
              </table:table-cell>
              <table:table-cell office:value-type="float" office:value="45048900">
                <text:p>45048900</text:p>
              </table:table-cell>
              <table:table-cell office:value-type="float" office:value="45056500">
                <text:p>45056500</text:p>
              </table:table-cell>
              <table:table-cell office:value-type="float" office:value="45066600">
                <text:p>45066600</text:p>
              </table:table-cell>
              <table:table-cell office:value-type="float" office:value="45053100">
                <text:p>45053100</text:p>
              </table:table-cell>
              <table:table-cell office:value-type="float" office:value="45050300">
                <text:p>45050300</text:p>
              </table:table-cell>
              <table:table-cell office:value-type="float" office:value="45058200">
                <text:p>45058200</text:p>
              </table:table-cell>
              <table:table-cell office:value-type="float" office:value="45049700">
                <text:p>45049700</text:p>
              </table:table-cell>
              <table:table-cell office:value-type="float" office:value="45046900">
                <text:p>45046900</text:p>
              </table:table-cell>
              <table:table-cell office:value-type="float" office:value="45069200">
                <text:p>45069200</text:p>
              </table:table-cell>
              <table:table-cell office:value-type="float" office:value="45067100">
                <text:p>45067100</text:p>
              </table:table-cell>
              <table:table-cell office:value-type="float" office:value="45068800">
                <text:p>45068800</text:p>
              </table:table-cell>
              <table:table-cell office:value-type="float" office:value="45068600">
                <text:p>45068600</text:p>
              </table:table-cell>
              <table:table-cell office:value-type="float" office:value="45045100">
                <text:p>45045100</text:p>
              </table:table-cell>
              <table:table-cell office:value-type="float" office:value="45052000">
                <text:p>45052000</text:p>
              </table:table-cell>
              <table:table-cell office:value-type="float" office:value="45049600">
                <text:p>45049600</text:p>
              </table:table-cell>
              <table:table-cell office:value-type="float" office:value="45638900">
                <text:p>45638900</text:p>
              </table:table-cell>
              <table:table-cell office:value-type="float" office:value="45646600">
                <text:p>45646600</text:p>
              </table:table-cell>
              <table:table-cell office:value-type="float" office:value="45647800">
                <text:p>45647800</text:p>
              </table:table-cell>
              <table:table-cell office:value-type="float" office:value="45633900">
                <text:p>45633900</text:p>
              </table:table-cell>
              <table:table-cell office:value-type="float" office:value="45639000">
                <text:p>45639000</text:p>
              </table:table-cell>
              <table:table-cell office:value-type="float" office:value="45637400">
                <text:p>45637400</text:p>
              </table:table-cell>
              <table:table-cell office:value-type="float" office:value="45645700">
                <text:p>45645700</text:p>
              </table:table-cell>
              <table:table-cell office:value-type="float" office:value="45644000">
                <text:p>45644000</text:p>
              </table:table-cell>
              <table:table-cell office:value-type="float" office:value="45637400">
                <text:p>45637400</text:p>
              </table:table-cell>
              <table:table-cell office:value-type="float" office:value="45638500">
                <text:p>45638500</text:p>
              </table:table-cell>
              <table:table-cell office:value-type="float" office:value="45635600">
                <text:p>45635600</text:p>
              </table:table-cell>
              <table:table-cell office:value-type="float" office:value="45634000">
                <text:p>45634000</text:p>
              </table:table-cell>
              <table:table-cell office:value-type="float" office:value="45644600">
                <text:p>45644600</text:p>
              </table:table-cell>
              <table:table-cell office:value-type="float" office:value="45644800">
                <text:p>45644800</text:p>
              </table:table-cell>
              <table:table-cell office:value-type="float" office:value="45642800">
                <text:p>45642800</text:p>
              </table:table-cell>
              <table:table-cell office:value-type="float" office:value="45643300">
                <text:p>45643300</text:p>
              </table:table-cell>
              <table:table-cell office:value-type="float" office:value="45636100">
                <text:p>45636100</text:p>
              </table:table-cell>
              <table:table-cell office:value-type="float" office:value="45640800">
                <text:p>45640800</text:p>
              </table:table-cell>
              <table:table-cell office:value-type="float" office:value="45644600">
                <text:p>45644600</text:p>
              </table:table-cell>
              <table:table-cell office:value-type="float" office:value="45641100">
                <text:p>45641100</text:p>
              </table:table-cell>
              <table:table-cell office:value-type="float" office:value="45638900">
                <text:p>45638900</text:p>
              </table:table-cell>
              <table:table-cell office:value-type="float" office:value="45640900">
                <text:p>45640900</text:p>
              </table:table-cell>
              <table:table-cell office:value-type="float" office:value="45643900">
                <text:p>45643900</text:p>
              </table:table-cell>
              <table:table-cell office:value-type="float" office:value="45642500">
                <text:p>45642500</text:p>
              </table:table-cell>
              <table:table-cell office:value-type="float" office:value="45633500">
                <text:p>45633500</text:p>
              </table:table-cell>
              <table:table-cell office:value-type="float" office:value="45636900">
                <text:p>45636900</text:p>
              </table:table-cell>
              <table:table-cell office:value-type="float" office:value="45646200">
                <text:p>45646200</text:p>
              </table:table-cell>
              <table:table-cell office:value-type="float" office:value="45637900">
                <text:p>45637900</text:p>
              </table:table-cell>
              <table:table-cell office:value-type="float" office:value="45644900">
                <text:p>45644900</text:p>
              </table:table-cell>
              <table:table-cell office:value-type="float" office:value="45636400">
                <text:p>45636400</text:p>
              </table:table-cell>
              <table:table-cell office:value-type="float" office:value="45638800">
                <text:p>45638800</text:p>
              </table:table-cell>
              <table:table-cell office:value-type="float" office:value="45634500">
                <text:p>45634500</text:p>
              </table:table-cell>
              <table:table-cell office:value-type="float" office:value="45634900">
                <text:p>45634900</text:p>
              </table:table-cell>
              <table:table-cell office:value-type="float" office:value="45638300">
                <text:p>45638300</text:p>
              </table:table-cell>
              <table:table-cell office:value-type="float" office:value="45640500">
                <text:p>45640500</text:p>
              </table:table-cell>
              <table:table-cell office:value-type="float" office:value="45638200">
                <text:p>45638200</text:p>
              </table:table-cell>
              <table:table-cell office:value-type="float" office:value="45645400">
                <text:p>45645400</text:p>
              </table:table-cell>
              <table:table-cell office:value-type="float" office:value="45641200">
                <text:p>45641200</text:p>
              </table:table-cell>
              <table:table-cell office:value-type="float" office:value="45635800">
                <text:p>45635800</text:p>
              </table:table-cell>
              <table:table-cell office:value-type="float" office:value="45648300">
                <text:p>45648300</text:p>
              </table:table-cell>
              <table:table-cell office:value-type="float" office:value="45895200">
                <text:p>45895200</text:p>
              </table:table-cell>
              <table:table-cell office:value-type="float" office:value="45895600">
                <text:p>45895600</text:p>
              </table:table-cell>
              <table:table-cell office:value-type="float" office:value="45890900">
                <text:p>45890900</text:p>
              </table:table-cell>
              <table:table-cell office:value-type="float" office:value="45896500">
                <text:p>45896500</text:p>
              </table:table-cell>
              <table:table-cell office:value-type="float" office:value="45895300">
                <text:p>45895300</text:p>
              </table:table-cell>
              <table:table-cell office:value-type="float" office:value="45891100">
                <text:p>45891100</text:p>
              </table:table-cell>
              <table:table-cell office:value-type="float" office:value="45904700">
                <text:p>45904700</text:p>
              </table:table-cell>
              <table:table-cell office:value-type="float" office:value="45895000">
                <text:p>45895000</text:p>
              </table:table-cell>
              <table:table-cell office:value-type="float" office:value="45889700">
                <text:p>45889700</text:p>
              </table:table-cell>
              <table:table-cell office:value-type="float" office:value="45891300">
                <text:p>45891300</text:p>
              </table:table-cell>
              <table:table-cell office:value-type="float" office:value="45890400">
                <text:p>45890400</text:p>
              </table:table-cell>
              <table:table-cell office:value-type="float" office:value="45894400">
                <text:p>45894400</text:p>
              </table:table-cell>
              <table:table-cell office:value-type="float" office:value="45891800">
                <text:p>45891800</text:p>
              </table:table-cell>
              <table:table-cell office:value-type="float" office:value="45889900">
                <text:p>45889900</text:p>
              </table:table-cell>
              <table:table-cell office:value-type="float" office:value="45899100">
                <text:p>45899100</text:p>
              </table:table-cell>
              <table:table-cell office:value-type="float" office:value="45897900">
                <text:p>45897900</text:p>
              </table:table-cell>
              <table:table-cell office:value-type="float" office:value="45886300">
                <text:p>45886300</text:p>
              </table:table-cell>
              <table:table-cell office:value-type="float" office:value="45891200">
                <text:p>45891200</text:p>
              </table:table-cell>
              <table:table-cell office:value-type="float" office:value="45898700">
                <text:p>45898700</text:p>
              </table:table-cell>
              <table:table-cell office:value-type="float" office:value="45898000">
                <text:p>45898000</text:p>
              </table:table-cell>
              <table:table-cell office:value-type="float" office:value="45890800">
                <text:p>45890800</text:p>
              </table:table-cell>
              <table:table-cell office:value-type="float" office:value="45892900">
                <text:p>45892900</text:p>
              </table:table-cell>
              <table:table-cell office:value-type="float" office:value="45899800">
                <text:p>45899800</text:p>
              </table:table-cell>
              <table:table-cell office:value-type="float" office:value="45900200">
                <text:p>45900200</text:p>
              </table:table-cell>
              <table:table-cell office:value-type="float" office:value="45896600">
                <text:p>45896600</text:p>
              </table:table-cell>
              <table:table-cell office:value-type="float" office:value="45894900">
                <text:p>45894900</text:p>
              </table:table-cell>
              <table:table-cell office:value-type="float" office:value="45894600">
                <text:p>45894600</text:p>
              </table:table-cell>
              <table:table-cell office:value-type="float" office:value="45888300">
                <text:p>45888300</text:p>
              </table:table-cell>
              <table:table-cell office:value-type="float" office:value="45895900">
                <text:p>45895900</text:p>
              </table:table-cell>
              <table:table-cell office:value-type="float" office:value="45895300">
                <text:p>45895300</text:p>
              </table:table-cell>
              <table:table-cell office:value-type="float" office:value="45888900">
                <text:p>45888900</text:p>
              </table:table-cell>
              <table:table-cell office:value-type="float" office:value="45900700">
                <text:p>45900700</text:p>
              </table:table-cell>
              <table:table-cell office:value-type="float" office:value="45887500">
                <text:p>45887500</text:p>
              </table:table-cell>
              <table:table-cell office:value-type="float" office:value="45890800">
                <text:p>45890800</text:p>
              </table:table-cell>
              <table:table-cell office:value-type="float" office:value="45895900">
                <text:p>45895900</text:p>
              </table:table-cell>
              <table:table-cell office:value-type="float" office:value="45894500">
                <text:p>45894500</text:p>
              </table:table-cell>
              <table:table-cell office:value-type="float" office:value="45898200">
                <text:p>45898200</text:p>
              </table:table-cell>
              <table:table-cell office:value-type="float" office:value="45892500">
                <text:p>45892500</text:p>
              </table:table-cell>
              <table:table-cell office:value-type="float" office:value="45887600">
                <text:p>45887600</text:p>
              </table:table-cell>
              <table:table-cell office:value-type="float" office:value="45894000">
                <text:p>45894000</text:p>
              </table:table-cell>
              <table:table-cell office:value-type="float" office:value="45892000">
                <text:p>45892000</text:p>
              </table:table-cell>
              <table:table-cell office:value-type="float" office:value="45890300">
                <text:p>45890300</text:p>
              </table:table-cell>
              <table:table-cell office:value-type="float" office:value="45894900">
                <text:p>45894900</text:p>
              </table:table-cell>
              <table:table-cell office:value-type="float" office:value="45893900">
                <text:p>45893900</text:p>
              </table:table-cell>
              <table:table-cell office:value-type="float" office:value="45898200">
                <text:p>45898200</text:p>
              </table:table-cell>
              <table:table-cell office:value-type="float" office:value="45901200">
                <text:p>45901200</text:p>
              </table:table-cell>
              <table:table-cell office:value-type="float" office:value="45897200">
                <text:p>45897200</text:p>
              </table:table-cell>
              <table:table-cell office:value-type="float" office:value="45899100">
                <text:p>45899100</text:p>
              </table:table-cell>
              <table:table-cell office:value-type="float" office:value="45891500">
                <text:p>45891500</text:p>
              </table:table-cell>
              <table:table-cell office:value-type="float" office:value="45889500">
                <text:p>45889500</text:p>
              </table:table-cell>
              <table:table-cell office:value-type="float" office:value="45993700">
                <text:p>45993700</text:p>
              </table:table-cell>
              <table:table-cell office:value-type="float" office:value="45996900">
                <text:p>45996900</text:p>
              </table:table-cell>
              <table:table-cell office:value-type="float" office:value="45997900">
                <text:p>45997900</text:p>
              </table:table-cell>
              <table:table-cell office:value-type="float" office:value="45993800">
                <text:p>45993800</text:p>
              </table:table-cell>
              <table:table-cell office:value-type="float" office:value="45995900">
                <text:p>45995900</text:p>
              </table:table-cell>
              <table:table-cell office:value-type="float" office:value="45999500">
                <text:p>45999500</text:p>
              </table:table-cell>
              <table:table-cell office:value-type="float" office:value="45997200">
                <text:p>45997200</text:p>
              </table:table-cell>
              <table:table-cell office:value-type="float" office:value="45993500">
                <text:p>45993500</text:p>
              </table:table-cell>
              <table:table-cell office:value-type="float" office:value="45994300">
                <text:p>45994300</text:p>
              </table:table-cell>
              <table:table-cell office:value-type="float" office:value="45995900">
                <text:p>45995900</text:p>
              </table:table-cell>
              <table:table-cell office:value-type="float" office:value="45996100">
                <text:p>45996100</text:p>
              </table:table-cell>
              <table:table-cell office:value-type="float" office:value="45996800">
                <text:p>45996800</text:p>
              </table:table-cell>
              <table:table-cell office:value-type="float" office:value="45994600">
                <text:p>45994600</text:p>
              </table:table-cell>
              <table:table-cell office:value-type="float" office:value="45996500">
                <text:p>45996500</text:p>
              </table:table-cell>
              <table:table-cell office:value-type="float" office:value="45994500">
                <text:p>45994500</text:p>
              </table:table-cell>
              <table:table-cell office:value-type="float" office:value="45996700">
                <text:p>45996700</text:p>
              </table:table-cell>
              <table:table-cell office:value-type="float" office:value="45993800">
                <text:p>45993800</text:p>
              </table:table-cell>
              <table:table-cell office:value-type="float" office:value="45994400">
                <text:p>45994400</text:p>
              </table:table-cell>
              <table:table-cell office:value-type="float" office:value="45997900">
                <text:p>45997900</text:p>
              </table:table-cell>
              <table:table-cell office:value-type="float" office:value="45996000">
                <text:p>45996000</text:p>
              </table:table-cell>
              <table:table-cell office:value-type="float" office:value="45995900">
                <text:p>45995900</text:p>
              </table:table-cell>
              <table:table-cell office:value-type="float" office:value="45997200">
                <text:p>45997200</text:p>
              </table:table-cell>
              <table:table-cell office:value-type="float" office:value="45997300">
                <text:p>45997300</text:p>
              </table:table-cell>
              <table:table-cell office:value-type="float" office:value="45991700">
                <text:p>45991700</text:p>
              </table:table-cell>
              <table:table-cell office:value-type="float" office:value="45996100">
                <text:p>45996100</text:p>
              </table:table-cell>
              <table:table-cell office:value-type="float" office:value="45998900">
                <text:p>45998900</text:p>
              </table:table-cell>
              <table:table-cell office:value-type="float" office:value="45997800">
                <text:p>45997800</text:p>
              </table:table-cell>
              <table:table-cell office:value-type="float" office:value="45994800">
                <text:p>45994800</text:p>
              </table:table-cell>
              <table:table-cell office:value-type="float" office:value="45997900">
                <text:p>45997900</text:p>
              </table:table-cell>
              <table:table-cell office:value-type="float" office:value="45995500">
                <text:p>45995500</text:p>
              </table:table-cell>
              <table:table-cell office:value-type="float" office:value="45999300">
                <text:p>45999300</text:p>
              </table:table-cell>
              <table:table-cell office:value-type="float" office:value="46002800">
                <text:p>46002800</text:p>
              </table:table-cell>
              <table:table-cell office:value-type="float" office:value="45998200">
                <text:p>45998200</text:p>
              </table:table-cell>
              <table:table-cell office:value-type="float" office:value="45996900">
                <text:p>45996900</text:p>
              </table:table-cell>
              <table:table-cell office:value-type="float" office:value="45997100">
                <text:p>45997100</text:p>
              </table:table-cell>
              <table:table-cell office:value-type="float" office:value="45997400">
                <text:p>45997400</text:p>
              </table:table-cell>
              <table:table-cell office:value-type="float" office:value="45994700">
                <text:p>45994700</text:p>
              </table:table-cell>
              <table:table-cell office:value-type="float" office:value="45991500">
                <text:p>45991500</text:p>
              </table:table-cell>
              <table:table-cell office:value-type="float" office:value="45993400">
                <text:p>45993400</text:p>
              </table:table-cell>
              <table:table-cell office:value-type="float" office:value="45994100">
                <text:p>45994100</text:p>
              </table:table-cell>
              <table:table-cell office:value-type="float" office:value="45993300">
                <text:p>45993300</text:p>
              </table:table-cell>
              <table:table-cell office:value-type="float" office:value="45993900">
                <text:p>45993900</text:p>
              </table:table-cell>
              <table:table-cell office:value-type="float" office:value="45998800">
                <text:p>45998800</text:p>
              </table:table-cell>
              <table:table-cell office:value-type="float" office:value="45997100">
                <text:p>45997100</text:p>
              </table:table-cell>
              <table:table-cell office:value-type="float" office:value="45995000">
                <text:p>45995000</text:p>
              </table:table-cell>
              <table:table-cell office:value-type="float" office:value="45993600">
                <text:p>45993600</text:p>
              </table:table-cell>
              <table:table-cell office:value-type="float" office:value="45994500">
                <text:p>45994500</text:p>
              </table:table-cell>
              <table:table-cell office:value-type="float" office:value="45995500">
                <text:p>45995500</text:p>
              </table:table-cell>
              <table:table-cell office:value-type="float" office:value="45994900">
                <text:p>45994900</text:p>
              </table:table-cell>
              <table:table-cell office:value-type="float" office:value="45997200">
                <text:p>45997200</text:p>
              </table:table-cell>
              <table:table-cell office:value-type="float" office:value="45994900">
                <text:p>45994900</text:p>
              </table:table-cell>
              <table:table-cell office:value-type="float" office:value="45995500">
                <text:p>45995500</text:p>
              </table:table-cell>
              <table:table-cell office:value-type="float" office:value="45998900">
                <text:p>45998900</text:p>
              </table:table-cell>
              <table:table-cell office:value-type="float" office:value="45995600">
                <text:p>45995600</text:p>
              </table:table-cell>
              <table:table-cell office:value-type="float" office:value="45993100">
                <text:p>45993100</text:p>
              </table:table-cell>
              <table:table-cell office:value-type="float" office:value="45990700">
                <text:p>45990700</text:p>
              </table:table-cell>
              <table:table-cell office:value-type="float" office:value="45996100">
                <text:p>45996100</text:p>
              </table:table-cell>
              <table:table-cell office:value-type="float" office:value="45993200">
                <text:p>45993200</text:p>
              </table:table-cell>
              <table:table-cell office:value-type="float" office:value="45993400">
                <text:p>45993400</text:p>
              </table:table-cell>
              <table:table-cell office:value-type="float" office:value="45995100">
                <text:p>45995100</text:p>
              </table:table-cell>
              <table:table-cell office:value-type="float" office:value="46027500">
                <text:p>46027500</text:p>
              </table:table-cell>
              <table:table-cell office:value-type="float" office:value="46028700">
                <text:p>46028700</text:p>
              </table:table-cell>
              <table:table-cell office:value-type="float" office:value="46028000">
                <text:p>46028000</text:p>
              </table:table-cell>
              <table:table-cell office:value-type="float" office:value="46026400">
                <text:p>46026400</text:p>
              </table:table-cell>
              <table:table-cell office:value-type="float" office:value="46029200">
                <text:p>46029200</text:p>
              </table:table-cell>
              <table:table-cell office:value-type="float" office:value="46027000">
                <text:p>46027000</text:p>
              </table:table-cell>
              <table:table-cell office:value-type="float" office:value="46027400">
                <text:p>46027400</text:p>
              </table:table-cell>
              <table:table-cell office:value-type="float" office:value="46027200">
                <text:p>46027200</text:p>
              </table:table-cell>
              <table:table-cell office:value-type="float" office:value="46028100">
                <text:p>46028100</text:p>
              </table:table-cell>
              <table:table-cell office:value-type="float" office:value="46026900">
                <text:p>46026900</text:p>
              </table:table-cell>
              <table:table-cell office:value-type="float" office:value="46027200">
                <text:p>46027200</text:p>
              </table:table-cell>
              <table:table-cell office:value-type="float" office:value="46027400">
                <text:p>46027400</text:p>
              </table:table-cell>
              <table:table-cell office:value-type="float" office:value="46027600">
                <text:p>46027600</text:p>
              </table:table-cell>
              <table:table-cell office:value-type="float" office:value="46029400">
                <text:p>46029400</text:p>
              </table:table-cell>
              <table:table-cell office:value-type="float" office:value="46028300">
                <text:p>46028300</text:p>
              </table:table-cell>
              <table:table-cell office:value-type="float" office:value="46029000">
                <text:p>46029000</text:p>
              </table:table-cell>
              <table:table-cell office:value-type="float" office:value="46028200">
                <text:p>46028200</text:p>
              </table:table-cell>
              <table:table-cell office:value-type="float" office:value="46028600">
                <text:p>46028600</text:p>
              </table:table-cell>
              <table:table-cell office:value-type="float" office:value="46029600">
                <text:p>46029600</text:p>
              </table:table-cell>
              <table:table-cell office:value-type="float" office:value="46028700">
                <text:p>46028700</text:p>
              </table:table-cell>
              <table:table-cell office:value-type="float" office:value="46028700">
                <text:p>46028700</text:p>
              </table:table-cell>
              <table:table-cell office:value-type="float" office:value="46026300">
                <text:p>46026300</text:p>
              </table:table-cell>
              <table:table-cell office:value-type="float" office:value="46027700">
                <text:p>46027700</text:p>
              </table:table-cell>
              <table:table-cell office:value-type="float" office:value="46028800">
                <text:p>46028800</text:p>
              </table:table-cell>
              <table:table-cell office:value-type="float" office:value="46027800">
                <text:p>46027800</text:p>
              </table:table-cell>
              <table:table-cell office:value-type="float" office:value="46028300">
                <text:p>46028300</text:p>
              </table:table-cell>
              <table:table-cell office:value-type="float" office:value="46027900">
                <text:p>46027900</text:p>
              </table:table-cell>
              <table:table-cell office:value-type="float" office:value="46028200">
                <text:p>46028200</text:p>
              </table:table-cell>
              <table:table-cell office:value-type="float" office:value="46030700">
                <text:p>46030700</text:p>
              </table:table-cell>
              <table:table-cell office:value-type="float" office:value="46029000">
                <text:p>46029000</text:p>
              </table:table-cell>
              <table:table-cell office:value-type="float" office:value="46027400">
                <text:p>46027400</text:p>
              </table:table-cell>
              <table:table-cell office:value-type="float" office:value="46027500">
                <text:p>46027500</text:p>
              </table:table-cell>
              <table:table-cell office:value-type="float" office:value="46028400">
                <text:p>46028400</text:p>
              </table:table-cell>
              <table:table-cell office:value-type="float" office:value="46028900">
                <text:p>46028900</text:p>
              </table:table-cell>
              <table:table-cell office:value-type="float" office:value="46028900">
                <text:p>46028900</text:p>
              </table:table-cell>
              <table:table-cell office:value-type="float" office:value="46029900">
                <text:p>46029900</text:p>
              </table:table-cell>
              <table:table-cell office:value-type="float" office:value="46027200">
                <text:p>46027200</text:p>
              </table:table-cell>
              <table:table-cell office:value-type="float" office:value="46027200">
                <text:p>46027200</text:p>
              </table:table-cell>
              <table:table-cell office:value-type="float" office:value="46027300">
                <text:p>46027300</text:p>
              </table:table-cell>
              <table:table-cell office:value-type="float" office:value="46027200">
                <text:p>46027200</text:p>
              </table:table-cell>
              <table:table-cell office:value-type="float" office:value="46027600">
                <text:p>46027600</text:p>
              </table:table-cell>
              <table:table-cell office:value-type="float" office:value="46027500">
                <text:p>46027500</text:p>
              </table:table-cell>
              <table:table-cell office:value-type="float" office:value="46028100">
                <text:p>46028100</text:p>
              </table:table-cell>
              <table:table-cell office:value-type="float" office:value="46029400">
                <text:p>46029400</text:p>
              </table:table-cell>
              <table:table-cell office:value-type="float" office:value="46028000">
                <text:p>46028000</text:p>
              </table:table-cell>
              <table:table-cell office:value-type="float" office:value="46027500">
                <text:p>46027500</text:p>
              </table:table-cell>
              <table:table-cell office:value-type="float" office:value="46029300">
                <text:p>46029300</text:p>
              </table:table-cell>
              <table:table-cell office:value-type="float" office:value="46028200">
                <text:p>46028200</text:p>
              </table:table-cell>
              <table:table-cell office:value-type="float" office:value="46028700">
                <text:p>46028700</text:p>
              </table:table-cell>
              <table:table-cell office:value-type="float" office:value="46030800">
                <text:p>46030800</text:p>
              </table:table-cell>
              <table:table-cell office:value-type="float" office:value="46027200">
                <text:p>46027200</text:p>
              </table:table-cell>
              <table:table-cell office:value-type="float" office:value="46027300">
                <text:p>46027300</text:p>
              </table:table-cell>
              <table:table-cell office:value-type="float" office:value="46027200">
                <text:p>46027200</text:p>
              </table:table-cell>
              <table:table-cell office:value-type="float" office:value="46027800">
                <text:p>46027800</text:p>
              </table:table-cell>
              <table:table-cell office:value-type="float" office:value="46029100">
                <text:p>46029100</text:p>
              </table:table-cell>
              <table:table-cell office:value-type="float" office:value="46028000">
                <text:p>46028000</text:p>
              </table:table-cell>
              <table:table-cell office:value-type="float" office:value="46027600">
                <text:p>46027600</text:p>
              </table:table-cell>
              <table:table-cell office:value-type="float" office:value="46029200">
                <text:p>46029200</text:p>
              </table:table-cell>
              <table:table-cell office:value-type="float" office:value="46027000">
                <text:p>46027000</text:p>
              </table:table-cell>
              <table:table-cell office:value-type="float" office:value="46027700">
                <text:p>46027700</text:p>
              </table:table-cell>
              <table:table-cell office:value-type="float" office:value="46027100">
                <text:p>46027100</text:p>
              </table:table-cell>
              <table:table-cell office:value-type="float" office:value="46026900">
                <text:p>46026900</text:p>
              </table:table-cell>
              <table:table-cell office:value-type="float" office:value="46028500">
                <text:p>46028500</text:p>
              </table:table-cell>
              <table:table-cell office:value-type="float" office:value="46026900">
                <text:p>46026900</text:p>
              </table:table-cell>
              <table:table-cell office:value-type="float" office:value="46028500">
                <text:p>46028500</text:p>
              </table:table-cell>
              <table:table-cell office:value-type="float" office:value="46027100">
                <text:p>46027100</text:p>
              </table:table-cell>
              <table:table-cell office:value-type="float" office:value="46028700">
                <text:p>46028700</text:p>
              </table:table-cell>
              <table:table-cell office:value-type="float" office:value="46028400">
                <text:p>46028400</text:p>
              </table:table-cell>
              <table:table-cell office:value-type="float" office:value="46027700">
                <text:p>46027700</text:p>
              </table:table-cell>
              <table:table-cell office:value-type="float" office:value="46028100">
                <text:p>46028100</text:p>
              </table:table-cell>
              <table:table-cell office:value-type="float" office:value="46038000">
                <text:p>46038000</text:p>
              </table:table-cell>
              <table:table-cell office:value-type="float" office:value="46038000">
                <text:p>460380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400">
                <text:p>460374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400">
                <text:p>46037400</text:p>
              </table:table-cell>
              <table:table-cell office:value-type="float" office:value="46038200">
                <text:p>460382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7500">
                <text:p>46037500</text:p>
              </table:table-cell>
              <table:table-cell office:value-type="float" office:value="46037100">
                <text:p>460371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7300">
                <text:p>46037300</text:p>
              </table:table-cell>
              <table:table-cell office:value-type="float" office:value="46038200">
                <text:p>46038200</text:p>
              </table:table-cell>
              <table:table-cell office:value-type="float" office:value="46038900">
                <text:p>460389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500">
                <text:p>46037500</text:p>
              </table:table-cell>
              <table:table-cell office:value-type="float" office:value="46038300">
                <text:p>460383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100">
                <text:p>46037100</text:p>
              </table:table-cell>
              <table:table-cell office:value-type="float" office:value="46038000">
                <text:p>46038000</text:p>
              </table:table-cell>
              <table:table-cell office:value-type="float" office:value="46037600">
                <text:p>460376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500">
                <text:p>46037500</text:p>
              </table:table-cell>
              <table:table-cell office:value-type="float" office:value="46037600">
                <text:p>46037600</text:p>
              </table:table-cell>
              <table:table-cell office:value-type="float" office:value="46038600">
                <text:p>460386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300">
                <text:p>460373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8000">
                <text:p>460380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600">
                <text:p>460376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8000">
                <text:p>460380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8300">
                <text:p>46038300</text:p>
              </table:table-cell>
              <table:table-cell office:value-type="float" office:value="46038000">
                <text:p>46038000</text:p>
              </table:table-cell>
              <table:table-cell office:value-type="float" office:value="46038200">
                <text:p>460382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200">
                <text:p>46037200</text:p>
              </table:table-cell>
              <table:table-cell office:value-type="float" office:value="46038000">
                <text:p>46038000</text:p>
              </table:table-cell>
              <table:table-cell office:value-type="float" office:value="46037400">
                <text:p>460374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500">
                <text:p>460375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600">
                <text:p>460376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800">
                <text:p>460378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7500">
                <text:p>46037500</text:p>
              </table:table-cell>
              <table:table-cell office:value-type="float" office:value="46037400">
                <text:p>460374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600">
                <text:p>46037600</text:p>
              </table:table-cell>
              <table:table-cell office:value-type="float" office:value="46038700">
                <text:p>46038700</text:p>
              </table:table-cell>
              <table:table-cell office:value-type="float" office:value="46038500">
                <text:p>46038500</text:p>
              </table:table-cell>
              <table:table-cell office:value-type="float" office:value="46038200">
                <text:p>46038200</text:p>
              </table:table-cell>
              <table:table-cell office:value-type="float" office:value="46038500">
                <text:p>460385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8100">
                <text:p>46038100</text:p>
              </table:table-cell>
              <table:table-cell office:value-type="float" office:value="46037700">
                <text:p>46037700</text:p>
              </table:table-cell>
              <table:table-cell office:value-type="float" office:value="46038500">
                <text:p>46038500</text:p>
              </table:table-cell>
              <table:table-cell office:value-type="float" office:value="46037900">
                <text:p>46037900</text:p>
              </table:table-cell>
              <table:table-cell office:value-type="float" office:value="46037300">
                <text:p>460373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800">
                <text:p>460408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1000">
                <text:p>460410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200">
                <text:p>460402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200">
                <text:p>460402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100">
                <text:p>46040100</text:p>
              </table:table-cell>
              <table:table-cell office:value-type="float" office:value="46040100">
                <text:p>460401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100">
                <text:p>460401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100">
                <text:p>46040100</text:p>
              </table:table-cell>
              <table:table-cell office:value-type="float" office:value="46041300">
                <text:p>46041300</text:p>
              </table:table-cell>
              <table:table-cell office:value-type="float" office:value="46040800">
                <text:p>460408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800">
                <text:p>460408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200">
                <text:p>460402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200">
                <text:p>460402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1000">
                <text:p>460410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200">
                <text:p>460402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700">
                <text:p>46040700</text:p>
              </table:table-cell>
              <table:table-cell office:value-type="float" office:value="46040800">
                <text:p>460408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39900">
                <text:p>460399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100">
                <text:p>460401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600">
                <text:p>460406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0300">
                <text:p>46040300</text:p>
              </table:table-cell>
              <table:table-cell office:value-type="float" office:value="46040400">
                <text:p>46040400</text:p>
              </table:table-cell>
              <table:table-cell office:value-type="float" office:value="46040500">
                <text:p>460405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600">
                <text:p>460416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2000">
                <text:p>460420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2000">
                <text:p>460420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500">
                <text:p>460415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3500">
                <text:p>460435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2000">
                <text:p>460420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2000">
                <text:p>460420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600">
                <text:p>460416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600">
                <text:p>460416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600">
                <text:p>460416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600">
                <text:p>460416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2300">
                <text:p>460423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2100">
                <text:p>460421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600">
                <text:p>46041600</text:p>
              </table:table-cell>
              <table:table-cell office:value-type="float" office:value="46041600">
                <text:p>460416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900">
                <text:p>46041900</text:p>
              </table:table-cell>
              <table:table-cell office:value-type="float" office:value="46041800">
                <text:p>46041800</text:p>
              </table:table-cell>
              <table:table-cell office:value-type="float" office:value="46041700">
                <text:p>46041700</text:p>
              </table:table-cell>
              <table:table-cell office:value-type="float" office:value="46041900">
                <text:p>46041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